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953d" officeooo:paragraph-rsid="000b953d"/>
    </style:style>
    <style:style style:name="P2" style:family="paragraph" style:parent-style-name="Standard">
      <style:text-properties fo:font-size="10pt" style:text-underline-style="solid" style:text-underline-width="auto" style:text-underline-color="font-color" officeooo:rsid="000cf86c" officeooo:paragraph-rsid="00288a3a" style:font-size-asian="8.75pt" style:font-size-complex="10pt"/>
    </style:style>
    <style:style style:name="P3" style:family="paragraph" style:parent-style-name="Standard">
      <style:text-properties fo:font-size="10pt" style:text-underline-style="solid" style:text-underline-width="auto" style:text-underline-color="font-color" officeooo:rsid="002a6167" officeooo:paragraph-rsid="002a6167" style:font-size-asian="8.75pt" style:font-size-complex="10pt"/>
    </style:style>
    <style:style style:name="P4" style:family="paragraph" style:parent-style-name="Standard">
      <style:text-properties fo:font-size="10pt" style:text-underline-style="solid" style:text-underline-width="auto" style:text-underline-color="font-color" officeooo:rsid="002acc7a" officeooo:paragraph-rsid="002acc7a" style:font-size-asian="8.75pt" style:font-size-complex="10pt"/>
    </style:style>
    <style:style style:name="P5" style:family="paragraph" style:parent-style-name="Standard">
      <style:text-properties fo:font-size="10pt" style:text-underline-style="solid" style:text-underline-width="auto" style:text-underline-color="font-color" officeooo:rsid="002bff7f" officeooo:paragraph-rsid="002bff7f" style:font-size-asian="8.75pt" style:font-size-complex="10pt"/>
    </style:style>
    <style:style style:name="P6" style:family="paragraph" style:parent-style-name="Standard">
      <style:text-properties fo:font-size="10pt" style:text-underline-style="solid" style:text-underline-width="auto" style:text-underline-color="font-color" officeooo:rsid="002d5235" officeooo:paragraph-rsid="002d5235" style:font-size-asian="8.75pt" style:font-size-complex="10pt"/>
    </style:style>
    <style:style style:name="P7" style:family="paragraph" style:parent-style-name="Standard">
      <style:text-properties fo:font-size="10pt" fo:font-style="normal" officeooo:rsid="002eab95" officeooo:paragraph-rsid="002eab95" style:font-size-asian="8.75pt" style:font-style-asian="normal" style:font-size-complex="10pt" style:font-style-complex="normal"/>
    </style:style>
    <style:style style:name="P8" style:family="paragraph" style:parent-style-name="Standard">
      <style:text-properties officeooo:rsid="00256605" officeooo:paragraph-rsid="00256605"/>
    </style:style>
    <style:style style:name="P9" style:family="paragraph" style:parent-style-name="Standard">
      <style:paragraph-properties fo:text-align="start" style:justify-single-word="false"/>
      <style:text-properties officeooo:rsid="00256605" officeooo:paragraph-rsid="00256605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b953d" officeooo:paragraph-rsid="000b953d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paragraph-rsid="00270d5c"/>
    </style:style>
    <style:style style:name="P12" style:family="paragraph" style:parent-style-name="Standard">
      <style:text-properties fo:font-size="10pt" style:text-underline-style="none" officeooo:rsid="002d5235" officeooo:paragraph-rsid="002d5235" style:font-size-asian="8.75pt" style:font-size-complex="10pt"/>
    </style:style>
    <style:style style:name="T1" style:family="text">
      <style:text-properties officeooo:rsid="0025f6a8"/>
    </style:style>
    <style:style style:name="T2" style:family="text">
      <style:text-properties officeooo:rsid="00288a3a"/>
    </style:style>
    <style:style style:name="T3" style:family="text">
      <style:text-properties officeooo:rsid="0028bc17"/>
    </style:style>
    <style:style style:name="T4" style:family="text">
      <style:text-properties style:text-underline-style="none"/>
    </style:style>
    <style:style style:name="T5" style:family="text">
      <style:text-properties officeooo:rsid="002f45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echnerarchitektur</text:p>
      <text:p text:style-name="P10">Übung <text:span text:style-name="T3">2</text:span></text:p>
      <text:p text:style-name="P9"/>
      <text:p text:style-name="P9">Andreas Timmermann – <text:span text:style-name="T5">Shima Shahadifar</text:span></text:p>
      <text:p text:style-name="P8">MtrNummer: 4994606 - <text:span text:style-name="T5">5018598</text:span></text:p>
      <text:p text:style-name="P11"><text:span text:style-name="T1">Gruppe 2 (</text:span><text:bookmark text:name="studentViewForm:studentViewSectionsTable:2:instructorName"/><text:span text:style-name="T1">Christoph Van <text:s/></text:span>Heteren-Frese<text:span text:style-name="T1">)</text:span></text:p>
      <text:p text:style-name="P1"/>
      <text:p text:style-name="P1"/>
      <text:p text:style-name="P2">Aufgabe 1:</text:p>
      <text:p text:style-name="P2"/>
      <text:p text:style-name="P3">Microprocessor: <text:span text:style-name="T4">Ist die zentrale Steuereinheit im Rechner. Der MP steuert den Datenfluss und erledigt Rechenarbeit.</text:span></text:p>
      <text:p text:style-name="P4">Parallelism: <text:span text:style-name="T4">Beteutet die parallele Abarbeitung von Code in einer CPU. Es gibt verschiedene Grade, die von der Architektur des Microprocessors abhängen.</text:span></text:p>
      <text:p text:style-name="P4">EPROM:<text:span text:style-name="T4"> Ist ein wiederbeschreibbarer Festspeicher, der seine Daten beim Abschalten nicht verliert.</text:span></text:p>
      <text:p text:style-name="P4">Core:<text:span text:style-name="T4"> Ein Core ist eine Recheneinheit (ALU) in der CPU.</text:span></text:p>
      <text:p text:style-name="P4">ALU:<text:span text:style-name="T4"> Das ist die arithmetisch/logische Einheit im MP. Sozusagen das Rechenwerk.</text:span></text:p>
      <text:p text:style-name="P4">ISA:<text:span text:style-name="T4"> Ist das Istruction Set. Die Befehle des MP. Können von MP-Architektur zu Architektur anders sein.</text:span></text:p>
      <text:p text:style-name="P5">Benchmark:<text:span text:style-name="T4"> Ist ein Stresstest für Komponenten im Computer.</text:span></text:p>
      <text:p text:style-name="P5">Performance: <text:span text:style-name="T4">Gibt an, wie schnell ein Teil oder ein gesamter Computer ist.</text:span></text:p>
      <text:p text:style-name="P5">MSIL/CIL:<text:span text:style-name="T4"> Ist eine standardisierte Sprache in die mittels eines Compilers andere Sprachen übersetzt werden. Dieser Code ist dann unabhängig vom System und wird mit einem Just-In-Time Compiler während der Laufzeit übersetzt.</text:span></text:p>
      <text:p text:style-name="P4"/>
      <text:p text:style-name="P2">Aufgabe <text:span text:style-name="T2">2</text:span>:</text:p>
      <text:p text:style-name="P6">a) <text:span text:style-name="T4">Es besagt, dass die Komplexität der Prozessoren bei minimalen Kosten verdoppelt.</text:span></text:p>
      <text:p text:style-name="P12">b) <text:s/>Nein. Das Problem, dass ist die Komplexität der Prozessoren wegen der quantenmechanischen Effekte nicht ins unendliche gesteigert werden kann.</text:p>
      <text:p text:style-name="P12"><text:s/></text:p>
      <text:p text:style-name="P2">Aufgabe <text:span text:style-name="T2">3</text:span>:</text:p>
      <text:p text:style-name="P7">Das Resultat ist wesentlich komplizierter, als wenn ich es in C/Asm geschrieben hätte. Anstatt direkt syscall's zu verwenden, benutzt der Compiler Libraries um dann auf komplexere Funktionen zurück zu greifen, die dann im Endeffekt das selbe mach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21:06:55.320778000</meta:creation-date>
    <dc:date>2015-11-05T14:58:09.548582000</dc:date>
    <meta:editing-duration>PT3H59M7S</meta:editing-duration>
    <meta:editing-cycles>38</meta:editing-cycles>
    <meta:generator>LibreOffice/4.4.5.2$MacOSX_X86_64 LibreOffice_project/a22f674fd25a3b6f45bdebf25400ed2adff0ff99</meta:generator>
    <meta:document-statistic meta:table-count="0" meta:image-count="0" meta:object-count="0" meta:page-count="1" meta:paragraph-count="21" meta:word-count="227" meta:character-count="1593" meta:non-whitespace-character-count="1382"/>
  </office:meta>
</office:document-meta>
</file>